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7"/>
    <style:style style:name="P9" style:family="paragraph" style:parent-style-name="Text_20_body" style:list-style-name="L16"/>
    <style:style style:name="P10" style:family="paragraph" style:parent-style-name="Text_20_body" style:list-style-name="L55">
      <style:text-properties style:font-name="ArialMT" fo:font-size="12pt"/>
    </style:style>
    <style:style style:name="P11" style:family="paragraph" style:parent-style-name="Text_20_body" style:list-style-name="L16">
      <style:paragraph-properties fo:margin-top="0.111in" fo:margin-bottom="0.111in"/>
    </style:style>
    <style:style style:name="P12" style:family="paragraph" style:parent-style-name="Text_20_body" style:list-style-name="L16">
      <style:paragraph-properties fo:margin-top="0.111in" fo:margin-bottom="0.111in"/>
      <style:text-properties fo:color="#000000"/>
    </style:style>
    <style:style style:name="P13" style:family="paragraph" style:parent-style-name="Text_20_body" style:list-style-name="L16">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9"/>
    <style:style style:name="P151" style:family="paragraph" style:parent-style-name="Standard" style:list-style-name="L13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9</text:p>
      <text:list xml:id="list387326858747866699" text:style-name="L139">
        <text:list-item>
          <text:p text:style-name="P150">adds the lightcurve used to the report generated during the detectability analysis<text:line-break/></text:p>
        </text:list-item>
        <text:list-item>
          <text:p text:style-name="P150">automatically clears the effect of previous normailzation when the reference lightcurve is changed (or deselected)<text:line-break/></text:p>
        </text:list-item>
      </text:list>
      <text:p text:style-name="Standard">version 4.2.8</text:p>
      <text:list xml:id="list6531008254812889248" text:style-name="L1">
        <text:list-item>
          <text:p text:style-name="P15">fixes 'trim problem'<text:line-break/></text:p>
        </text:list-item>
        <text:list-item>
          <text:p text:style-name="P15">adds 'step by' buttons that change the smoothing interval spinbox step size.<text:line-break/></text:p>
        </text:list-item>
      </text:list>
      <text:p text:style-name="Standard">version 4.2.6</text:p>
      <text:list xml:id="list736373428963161481" text:style-name="L2">
        <text:list-item>
          <text:p text:style-name="P16">tidies up the lightcurve panel a bit and changes color samples for target and reference curves.<text:line-break/></text:p>
        </text:list-item>
      </text:list>
      <text:p text:style-name="Standard">version 4.2.5</text:p>
      <text:list xml:id="list2598255535120692529" text:style-name="L3">
        <text:list-item>
          <text:p text:style-name="P17">completes implementation of the time shift (left/right shift) of the reference curve for normalization.<text:line-break/></text:p>
        </text:list-item>
        <text:list-item>
          <text:p text:style-name="P17">adds dot color samples next to the lightcurve titles.<text:line-break/></text:p>
        </text:list-item>
      </text:list>
      <text:p text:style-name="Standard">version 4.2.4</text:p>
      <text:list xml:id="list3022907714634777667" text:style-name="L4">
        <text:list-item>
          <text:p text:style-name="P18">makes tab/panel order sticky<text:line-break/></text:p>
        </text:list-item>
        <text:list-item>
          <text:p text:style-name="P18">analysis tab always opens first, but automatic switch to Lightcurves tab occurs upon file read.<text:line-break/></text:p>
        </text:list-item>
        <text:list-item>
          <text:p text:style-name="P18">'target' lightcurve cannot no longer be moved up or down. If there is an overlapping lightcurve, move the non-target lightcurve to clear the overlap.<text:line-break/></text:p>
        </text:list-item>
      </text:list>
      <text:p text:style-name="Standard">version 4.2.3</text:p>
      <text:list xml:id="list8351121915066367674" text:style-name="L5">
        <text:list-item>
          <text:p text:style-name="P19">fixes block integration that was broken by the new lightcurve selection code.<text:line-break/></text:p>
        </text:list-item>
        <text:list-item>
          <text:p text:style-name="P1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968756701430799655" text:style-name="L6">
        <text:list-item>
          <text:p text:style-name="P20">adds logging/reporting of the curve (if any) used for normalization and the smoothing interval used.<text:line-break/> </text:p>
        </text:list-item>
      </text:list>
      <text:p text:style-name="Standard">version 4.2.2</text:p>
      <text:list xml:id="list3764206443933955891" text:style-name="L7">
        <text:list-item>
          <text:p text:style-name="P21">adds a new tab/panel for controlling the display of lightcurves. From the 'help button' on that tab:</text:p>
          <text:p text:style-name="P21"/>
          <text:p text:style-name="P8"><office:annotation><dc:date>2022-03-05T06:56:49</dc:date><text:p>&lt;!--StartFragment--&gt;</text:p></office:annotation>This panel allows up to 10 lightcurves to be displayed at the same time. If the csv file <text:soft-page-break/>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93952971" text:continue-numbering="true" text:style-name="L7">
        <text:list-item>
          <text:p text:style-name="P2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1">added (back again) a spinbox on the Setting/Misc. Tab that allows the dot size used in lightcurve plots to be changed.<text:line-break/></text:p>
        </text:list-item>
      </text:list>
      <text:p text:style-name="Standard">version 4.2.1</text:p>
      <text:list xml:id="list9199946774587376997" text:style-name="L8">
        <text:list-item>
          <text:p text:style-name="P22">fixed final report showing NE3 stuff even when NE3 not in use was checked.<text:line-break/></text:p>
        </text:list-item>
      </text:list>
      <text:p text:style-name="Standard">version 4.2.0</text:p>
      <text:list xml:id="list6483284014388791080" text:style-name="L9">
        <text:list-item>
          <text:p text:style-name="P23">improves annotation on <text:span text:style-name="T20">Detectability</text:span> plots by including the magDrop information.<text:line-break/></text:p>
        </text:list-item>
        <text:list-item>
          <text:p text:style-name="P23">eliminates the display of negative drops in the False-Positive histogram<text:line-break/> </text:p>
        </text:list-item>
      </text:list>
      <text:p text:style-name="Standard">version 4.1.9</text:p>
      <text:list xml:id="list4221948872526779928" text:style-name="L10">
        <text:list-item>
          <text:p text:style-name="P24">fixes (hopefully) Win 11 issue involving the directory separator character \<text:line-break/>Win 10 accepts / as a separator – Win 11 apparently does not (unless there is some <text:soft-page-break/>setting that will persuade Win 11 to accept either separator.<text:line-break/></text:p>
        </text:list-item>
      </text:list>
      <text:p text:style-name="Standard">version 4.1.8</text:p>
      <text:list xml:id="list4121081041583774555" text:style-name="L11">
        <text:list-item>
          <text:p text:style-name="P25">adds option to write sample light-curve from detectability analysis to a csv file that be imported to PyOTE.<text:line-break/></text:p>
        </text:list-item>
      </text:list>
      <text:p text:style-name="Standard">version 4.1.7</text:p>
      <text:list xml:id="list6654869173863906520" text:style-name="L12">
        <text:list-item>
          <text:p text:style-name="P26">adds the requirement to specify an observation duration when doing a detectability test<text:line-break/></text:p>
        </text:list-item>
        <text:list-item>
          <text:p text:style-name="P26">during a detectability test, if a detectable event was found, a sample light-curve showing such an event is plotted, otherwise the normal False-Positive plot will be shown.<text:line-break/></text:p>
        </text:list-item>
      </text:list>
      <text:p text:style-name="Standard">version 4.1.6</text:p>
      <text:list xml:id="list1949178369034416240" text:style-name="L13">
        <text:list-item>
          <text:p text:style-name="P27">reenables Cholesky failure messages (disabled for testing)<text:line-break/></text:p>
        </text:list-item>
        <text:list-item>
          <text:p text:style-name="P27">Adds test to detectability routine so that the user cannot give an event duration that requires more points than are available in the observation.<text:line-break/></text:p>
        </text:list-item>
      </text:list>
      <text:p text:style-name="Standard">version 4.1.5</text:p>
      <text:list xml:id="list9036718819585192177" text:style-name="L14">
        <text:list-item>
          <text:p text:style-name="P28">changed error bar calculation reporting so that the the value reported in the containment interval report matches that reported in the Excel final report when there is no asymmetry present.</text:p>
          <text:p text:style-name="P28"/>
        </text:list-item>
      </text:list>
      <text:p text:style-name="Standard">version 4.1.4</text:p>
      <text:list xml:id="list5152066423700313966" text:style-name="L15">
        <text:list-item>
          <text:p text:style-name="P29">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7448362288173308048" text:style-name="L16">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ext:soft-page-break/>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603218710161867135" text:style-name="L17">
        <text:list-header>
          <text:p text:style-name="P30"/>
        </text:list-header>
      </text:list>
      <text:p text:style-name="Standard">version 4.1.2</text:p>
      <text:list xml:id="list9101069771791734574" text:style-name="L18">
        <text:list-item>
          <text:p text:style-name="P31">fixes bug when D only search has been selected<text:line-break/></text:p>
        </text:list-item>
      </text:list>
      <text:p text:style-name="Standard">version 4.1.1</text:p>
      <text:list xml:id="list3308695760333931777" text:style-name="L19">
        <text:list-item>
          <text:p text:style-name="P32">fixes bug where signal columns beyond four were being read <text:s/>as duplicates of column 5.<text:line-break/></text:p>
        </text:list-item>
      </text:list>
      <text:p text:style-name="Standard">version 4.1.0</text:p>
      <text:list xml:id="list4370138119456222499" text:style-name="L20">
        <text:list-item>
          <text:p text:style-name="P3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soft-page-break/></text:p>
        </text:list-item>
      </text:list>
      <text:p text:style-name="Standard">version 4.0.9</text:p>
      <text:list xml:id="list7829775232481767853" text:style-name="L21">
        <text:list-item>
          <text:p text:style-name="P34">fixes issue where PyOTE could not read files that it had written.<text:line-break/></text:p>
        </text:list-item>
      </text:list>
      <text:p text:style-name="Standard">version 4.0.8</text:p>
      <text:list xml:id="list2311743150192150094" text:style-name="L22">
        <text:list-item>
          <text:p text:style-name="P35">fixes bug (introduced by a misspelling in version 4.0.7) that kept csv files with more than four apertures from runnig.<text:line-break/></text:p>
        </text:list-item>
      </text:list>
      <text:p text:style-name="Standard">version 4.0.7</text:p>
      <text:list xml:id="list564859337339428549" text:style-name="L23">
        <text:list-item>
          <text:p text:style-name="P3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2129180178021080332" text:style-name="L24">
        <text:list-item>
          <text:p text:style-name="P37">minor GUI changes<text:line-break/></text:p>
        </text:list-item>
      </text:list>
      <text:p text:style-name="Standard">version 4.0.5</text:p>
      <text:list xml:id="list8639587616167511310" text:style-name="L25">
        <text:list-item>
          <text:p text:style-name="P38">if you click outside the light-curve, the closest point will be toggled (so you don't have to zoom in to select the leftmost or rightmost point in a light-curve.<text:line-break/></text:p>
        </text:list-item>
        <text:list-item>
          <text:p text:style-name="P38">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1217462378670992533" text:style-name="L26">
        <text:list-item>
          <text:p text:style-name="P39">a few GUI changes<text:line-break/></text:p>
        </text:list-item>
        <text:list-item>
          <text:p text:style-name="P39">removed the Use as secondary check box. Now if secondary curve is selected (spinner is non-zero), it will be used automatically.<text:line-break/></text:p>
        </text:list-item>
      </text:list>
      <text:p text:style-name="Standard">version 4.0.3</text:p>
      <text:list xml:id="list6364776033275079698" text:style-name="L27">
        <text:list-item>
          <text:p text:style-name="P40">implements a major GUI change: uses tabbed folders to group buttons and other controls. <text:line-break/></text:p>
        </text:list-item>
        <text:list-item>
          <text:p text:style-name="P4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0">The 'selected curve to analyze' number and the 'curve to normalize' number are now allowed to be the same – no funny jumping around.<text:line-break/><text:line-break/><text:soft-page-break/>It is even possible to normalize a curve against itself. There may be a use case where this is useful, so I didn't lock it out.<text:line-break/></text:p>
        </text:list-item>
      </text:list>
      <text:p text:style-name="Standard">version 4.0.2</text:p>
      <text:list xml:id="list3709903991997989495" text:style-name="L28">
        <text:list-item>
          <text:p text:style-name="P41">removed a debug print statement that was inadvertently left in. It is responsible for the “mouse event” messages polluting the log file.<text:line-break/></text:p>
        </text:list-item>
      </text:list>
      <text:p text:style-name="Standard">version 4.0.1</text:p>
      <text:list xml:id="list2785332570027411809" text:style-name="L29">
        <text:list-item>
          <text:p text:style-name="P4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386234174178897524" text:style-name="L30">
        <text:list-item>
          <text:p text:style-name="P4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177310211769368563" text:style-name="L31">
        <text:list-item>
          <text:p text:style-name="P44">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9125089462984729374" text:style-name="L32">
        <text:list-item>
          <text:p text:style-name="P45">one more attempt to solve the gui sizing issue.<text:line-break/></text:p>
        </text:list-item>
        <text:list-item>
          <text:p text:style-name="P45">'sticky' settings are back but are now stored in <text:span text:style-name="T15">pyote.ini</text:span> instead of the<text:line-break/> obscure <text:span text:style-name="T15">simple-ote.ini<text:line-break/></text:span></text:p>
        </text:list-item>
      </text:list>
      <text:p text:style-name="Standard">version 3.9.7</text:p>
      <text:list xml:id="list6402221612275792224" text:style-name="L33">
        <text:list-item>
          <text:p text:style-name="P4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text:soft-pag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910751276125913665" text:style-name="L34">
        <text:list-item>
          <text:p text:style-name="P4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8566195042164854995" text:style-name="L35">
        <text:list-item>
          <text:p text:style-name="P4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8618433518741626580" text:style-name="L36">
        <text:list-item>
          <text:p text:style-name="P49">attempts to fix over-size initial gui.<text:line-break/></text:p>
        </text:list-item>
      </text:list>
      <text:p text:style-name="Standard">version 3.9.3</text:p>
      <text:list xml:id="list322069074720887763" text:style-name="L37">
        <text:list-item>
          <text:p text:style-name="P50">makes various improvements to the 'detectability' calculator to make it easier to use.<text:line-break/></text:p>
        </text:list-item>
      </text:list>
      <text:p text:style-name="Standard">version 3.9.2</text:p>
      <text:list xml:id="list8530542548565069013" text:style-name="L38">
        <text:list-item>
          <text:p text:style-name="P51">adds a 'detectability' calculator for use in pre-planning event observation.<text:line-break/></text:p>
        </text:list-item>
        <text:list-item>
          <text:p text:style-name="P5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089638132250048946" text:style-name="L39">
        <text:list-item>
          <text:p text:style-name="P52">adds an snr calculation to the <text:span text:style-name="T17">Calc baseline stats</text:span> button.<text:line-break/></text:p>
        </text:list-item>
      </text:list>
      <text:p text:style-name="Standard">version 3.9.0</text:p>
      <text:list xml:id="list8222821940040192506" text:style-name="L40">
        <text:list-item>
          <text:p text:style-name="P53">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2784601159290559105" text:style-name="L41">
        <text:list-item>
          <text:p text:style-name="P54">Changed the label on the <text:span text:style-name="T17">Write csv file</text:span> button to <text:span text:style-name="T17">Save current light-curve</text:span> to more intuitively suggest what is hiding behind this button.<text:line-break/><text:soft-page-break/></text:p>
        </text:list-item>
      </text:list>
      <text:p text:style-name="Standard">version 3.8.8</text:p>
      <text:list xml:id="list3015108755796603821" text:style-name="L42">
        <text:list-item>
          <text:p text:style-name="P55">fixed a bug that sometimes kept events that contained a single point at the bottom from producing a report.<text:line-break/></text:p>
        </text:list-item>
      </text:list>
      <text:p text:style-name="Standard">version 3.8.7</text:p>
      <text:list xml:id="list7534736969275165586" text:style-name="L43">
        <text:list-item>
          <text:p text:style-name="P5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455172952090186203" text:style-name="L44">
        <text:list-item>
          <text:p text:style-name="P57">checks for only a single light-curve in the csv file which was causing a 'list index out of range' error message<text:line-break/></text:p>
        </text:list-item>
      </text:list>
      <text:p text:style-name="Standard">version 3.8.5</text:p>
      <text:list xml:id="list2419340704044643566" text:style-name="L45">
        <text:list-item>
          <text:p text:style-name="P58">changed the way QGridLayout was referenced.<text:line-break/></text:p>
        </text:list-item>
      </text:list>
      <text:p text:style-name="Standard">version 3.8.4</text:p>
      <text:list xml:id="list7471171354909812384" text:style-name="L46">
        <text:list-item>
          <text:p text:style-name="P5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9"/>
        </text:list-item>
      </text:list>
      <text:p text:style-name="Standard">version 3.8.3</text:p>
      <text:list xml:id="list9223133574984851808" text:style-name="L47">
        <text:list-item>
          <text:p text:style-name="P60">adds display of light-curve name (if available in the csv file) to the curve-to-be-analyzed and the normalization curve next to their selection spinners.<text:line-break/></text:p>
        </text:list-item>
      </text:list>
      <text:p text:style-name="Standard">version 3.8.2</text:p>
      <text:list xml:id="list926592829619190615" text:style-name="L48">
        <text:list-item>
          <text:p text:style-name="P61">3.7.5 introduced a scrollable GUI for small screens. Unfortunately, that caused resizing problem for all users. The version reverts back to the original GUI design.<text:line-break/></text:p>
        </text:list-item>
        <text:list-item>
          <text:p text:style-name="P6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012407238361338989" text:style-name="L49">
        <text:list-item>
          <text:p text:style-name="P6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781410585855481059" text:style-name="L50">
        <text:list-item>
          <text:p text:style-name="P63">adds a tutorial button to supply a quick-start for new or infrequent users.<text:line-break/></text:p>
        </text:list-item>
      </text:list>
      <text:p text:style-name="Standard">version 3.7.9</text:p>
      <text:list xml:id="list9010405063222037716" text:style-name="L51">
        <text:list-item>
          <text:p text:style-name="P64">adds a tool that allows a user to manually specify which baseline points to use for the calculation of B (baseline mean) baseline noise (sigmaB) and noise correlation <text:soft-page-break/>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5291750336836992986" text:style-name="L52">
        <text:list-item>
          <text:p text:style-name="P65">added visible left, top, and bottom axes to main plot (with ticks to make easier to associate timestamp with point).<text:line-break/></text:p>
        </text:list-item>
      </text:list>
      <text:p text:style-name="Standard">version 3.7.7</text:p>
      <text:list xml:id="list5914803001197447817" text:style-name="L53">
        <text:list-item>
          <text:p text:style-name="P66">if timestamps are available in the csv file, they are used as x axis labels in the main plot.<text:line-break/></text:p>
        </text:list-item>
      </text:list>
      <text:p text:style-name="Standard">version 3.7.6</text:p>
      <text:list xml:id="list4824173772174998486" text:style-name="L54">
        <text:list-item>
          <text:p text:style-name="P67">changed the way QMainWindow and Qapplication were referenced to accommodate the latest Anaconda version, which has reorganized where those modules are stored. </text:p>
          <text:p text:style-name="P67">This was causing a fatal startup error.<text:line-break/> </text:p>
        </text:list-item>
      </text:list>
      <text:p text:style-name="Standard">version 3.7.5</text:p>
      <text:list xml:id="list4259305315454744704" text:style-name="L55">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454190959279290346" text:style-name="L56">
        <text:list-item>
          <text:p text:style-name="P6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442098375184729023" text:style-name="L57">
        <text:list-item>
          <text:p text:style-name="P69"><text:soft-page-break/>adds code line needed by any Mac users that are running Big Sur<text:line-break/></text:p>
        </text:list-item>
      </text:list>
      <text:p text:style-name="Standard">version 3.7.2</text:p>
      <text:list xml:id="list5470994608923299968" text:style-name="L58">
        <text:list-item>
          <text:p text:style-name="P70">fixes bug that caused all analysis attempts to 'stall'</text:p>
        </text:list-item>
      </text:list>
      <text:p text:style-name="Standard"/>
      <text:p text:style-name="Standard">version 3.7.1</text:p>
      <text:list xml:id="list9045762168711759078" text:style-name="L59">
        <text:list-item>
          <text:p text:style-name="P71">fixed a bug in the r limb angle entry<text:line-break/></text:p>
        </text:list-item>
      </text:list>
      <text:p text:style-name="Standard">version 3.7.0</text:p>
      <text:list xml:id="list5110051294707901296" text:style-name="L60">
        <text:list-item>
          <text:p text:style-name="P72">adds right-click help to ast speed label giving the equation to use if asteroid speed is not available but asteroid diameter and maximum duration are specified<text:line-break/></text:p>
        </text:list-item>
        <text:list-item>
          <text:p text:style-name="P72">adds suggestion to right-click help on penumbral fit checkbox for how to find the penumbral curve csv file that is provided for practice purposes.<text:line-break/></text:p>
        </text:list-item>
      </text:list>
      <text:p text:style-name="Standard">version 3.6.8</text:p>
      <text:list xml:id="list4364669795698495044" text:style-name="L61">
        <text:list-item>
          <text:p text:style-name="P73">adds modeling of off centerline observations to lightcurve calibration curve generation<text:line-break/></text:p>
        </text:list-item>
      </text:list>
      <text:p text:style-name="Standard">version 3.6.7</text:p>
      <text:list xml:id="list5100591720758736573" text:style-name="L62">
        <text:list-item>
          <text:p text:style-name="P74">clarified the location of the Enable Manual Timestamp Entry checkbox in the pop-up message appears when there are no timestamps in the csv file.<text:line-break/></text:p>
        </text:list-item>
      </text:list>
      <text:p text:style-name="Standard">version 3.6.6</text:p>
      <text:list xml:id="list352735634035389334" text:style-name="L63">
        <text:list-item>
          <text:p text:style-name="P75">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972698679185654502" text:style-name="L64">
        <text:list-item>
          <text:p text:style-name="P7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8906683804259754393" text:style-name="L65">
        <text:list-item>
          <text:p text:style-name="P77">version 3.6.2 would open .xlsx Report file on Mac, but not Windows. This version attempts to fix that (Windows needs a different command to open a file).<text:line-break/></text:p>
        </text:list-item>
      </text:list>
      <text:p text:style-name="Standard">version 3.6.2</text:p>
      <text:list xml:id="list8739346596821793684" text:style-name="L66">
        <text:list-item>
          <text:p text:style-name="P78">In Excel report:<text:line-break/><text:line-break/>… at end of filling, I call the OS to open the file. Requires correct association of .xlsx file type with Excel or LibreOffice, or whatever you use to examine spreadsheets<text:line-break/><text:soft-pag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049956886218829993" text:style-name="L67">
        <text:list-item>
          <text:p text:style-name="P7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2520662192071533917" text:style-name="L68">
        <text:list-item>
          <text:p text:style-name="P8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80"><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text:soft-page-break/>it is likely that it is ready for submission.</text:p>
        </text:list-item>
      </text:list>
      <text:p text:style-name="Standard"/>
      <text:p text:style-name="Standard">version 3.5.9</text:p>
      <text:list xml:id="list955512814365005630" text:style-name="L69">
        <text:list-item>
          <text:p text:style-name="P81">fixed another bug in penumbral curve fit and removed diagnostic printouts.<text:line-break/></text:p>
        </text:list-item>
      </text:list>
      <text:p text:style-name="Standard">version 3.5.8</text:p>
      <text:list xml:id="list2235817879192892081" text:style-name="L70">
        <text:list-item>
          <text:p text:style-name="P82">fixed a number of bugs in the penumbral curve fit code<text:line-break/></text:p>
        </text:list-item>
      </text:list>
      <text:p text:style-name="Standard">version 3.5.7</text:p>
      <text:list xml:id="list8506407610648122724" text:style-name="L71">
        <text:list-item>
          <text:p text:style-name="P8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640315126078592999" text:style-name="L72">
        <text:list-item>
          <text:p text:style-name="P8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187746549595440617" text:style-name="L73">
        <text:list-item>
          <text:p text:style-name="P8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415611575518020204" text:style-name="L74">
        <text:list-item>
          <text:p text:style-name="P8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060830175191371704" text:style-name="L75">
        <text:list-item>
          <text:p text:style-name="P8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30718755566178097" text:style-name="L76">
        <text:list-item>
          <text:p text:style-name="P8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ext:soft-page-break/>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559668789759506801" text:style-name="L77">
        <text:list-item>
          <text:p text:style-name="P89">Added additional references to the North American Excel Spreadsheet report in the new section of the final report that bangs on about the start-of-exposure timing convention.<text:line-break/></text:p>
        </text:list-item>
      </text:list>
      <text:p text:style-name="Standard">version 3.5.0</text:p>
      <text:list xml:id="list4267409282716888095" text:style-name="L78">
        <text:list-item>
          <text:p text:style-name="P9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0">NEW: when 'trims' have been placed, a 'write csv' process will honor those values and produce a 'trimmed' output file.<text:line-break/></text:p>
        </text:list-item>
        <text:list-item>
          <text:p text:style-name="P90">NEW: when a light curve has been 'normalized', the changed values are written to the data table where, once again, a 'write csv' process will capture the results.<text:line-break/></text:p>
        </text:list-item>
        <text:list-item>
          <text:p text:style-name="P90">Added additional reminders that the start-of-exposure timestamp/timing convention is employed.</text:p>
        </text:list-item>
      </text:list>
      <text:p text:style-name="Standard"/>
      <text:p text:style-name="Standard">version 3.4.9</text:p>
      <text:list xml:id="list518092920369861495" text:style-name="L79">
        <text:list-item>
          <text:p text:style-name="P91">Added some explanatory language to the “Excel report” section regarding the proper interpretation of the 'false positive probability' number.<text:line-break/></text:p>
        </text:list-item>
      </text:list>
      <text:p text:style-name="Standard">version 3.4.8</text:p>
      <text:list xml:id="list4436165975860522020" text:style-name="L80">
        <text:list-item>
          <text:p text:style-name="P92">This version deals more realistically with high magDrop lightcurves by defining a 'limiting magDrop' as: <text:line-break/><text:line-break/><text:tab/>limMagDrop = 2.5 * log10( B / std(A) ) <text:line-break/><text:line-break/><text:tab/>std(A) is the noise level of A.</text:p>
          <text:p text:style-name="P9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soft-pag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860108935678488087" text:style-name="L81">
        <text:list-item>
          <text:p text:style-name="P93">Automatically loads the correct version of Adv2<text:line-break/></text:p>
        </text:list-item>
      </text:list>
      <text:p text:style-name="Standard">version 3.4.6</text:p>
      <text:list xml:id="list2140197941821993005" text:style-name="L82">
        <text:list-item>
          <text:p text:style-name="P94">Adds AAV Version 2 file as a type that can be read (important when Do OCR check is enabled)</text:p>
        </text:list-item>
      </text:list>
      <text:p text:style-name="Standard"/>
      <text:p text:style-name="Standard">version 3.4.5</text:p>
      <text:list xml:id="list7620647233394680949" text:style-name="L83">
        <text:list-item>
          <text:p text:style-name="P95">Fixes block integration which was failing when more than 4 lightcurves were being processed.<text:line-break/></text:p>
        </text:list-item>
        <text:list-item>
          <text:p text:style-name="P95">Made use diff and Do OCR checkboxes sticky.<text:line-break/></text:p>
        </text:list-item>
      </text:list>
      <text:p text:style-name="Standard">version 3.4.4</text:p>
      <text:list xml:id="list6132205872864760517" text:style-name="L84">
        <text:list-item>
          <text:p text:style-name="P9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41656865248196462" text:style-name="L85">
        <text:list-item>
          <text:p text:style-name="P9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731416683114182516" text:style-name="L86">
        <text:list-item>
          <text:p text:style-name="P98">Cosmetic change again: added a spinner to control line widths in plots so that a user can adjust for the resolution of the screen in use. <text:s/>I design on a 5120x2880 screen and needed lines to be 3 pixel wide to suit my taste. <text:s/>But some users <text:soft-page-break/>have screens with 1280 horizontal resolution and those same 3 pixels became unsightly fat lines --- now there's a choice.<text:line-break/></text:p>
        </text:list-item>
      </text:list>
      <text:p text:style-name="Standard">version 3.4.1</text:p>
      <text:list xml:id="list5314991024891353108" text:style-name="L87">
        <text:list-item>
          <text:p text:style-name="P9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531048383051518076" text:style-name="L88">
        <text:list-item>
          <text:p text:style-name="P10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001627429658196237" text:style-name="L89">
        <text:list-item>
          <text:p text:style-name="P101">Automatically installs cv2 if not already present. <text:s/>This package is needed for the new frame view feature.<text:line-break/></text:p>
        </text:list-item>
      </text:list>
      <text:p text:style-name="Standard">version 3.3.8</text:p>
      <text:list xml:id="list82013484771769147" text:style-name="L90">
        <text:list-item>
          <text:p text:style-name="P10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902445455229637089" text:style-name="L91">
        <text:list-item>
          <text:p text:style-name="P103">A new button (View frame) with an associated spinner for entry of a frame <text:soft-page-break/>number has been added:</text:p>
          <text:p text:style-name="P10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270007017503952092" text:style-name="L92">
        <text:list-item>
          <text:p text:style-name="P10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015337281815636229" text:style-name="L93">
        <text:list-item>
          <text:p text:style-name="P10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824874154193917735" text:style-name="L94">
        <text:list-item>
          <text:p text:style-name="P106"><text:soft-page-break/>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518981530431192191" text:style-name="L95">
        <text:list-item>
          <text:p text:style-name="P10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962545253288430529" text:style-name="L96">
        <text:list-item>
          <text:p text:style-name="P108">Changed main plot so that the scroll wheel only zooms the x axis.</text:p>
        </text:list-item>
        <text:list-item>
          <text:p text:style-name="P108">Changed lightcurve plot so that it conforms properly to 'start-of-exposure'.<text:line-break/></text:p>
        </text:list-item>
      </text:list>
      <text:p text:style-name="Standard">version 3.2.8</text:p>
      <text:list xml:id="list5130776338569582229" text:style-name="L97">
        <text:list-item>
          <text:p text:style-name="P109">Changed font size in help files --- it was fine for Mac but too big for Win10<text:line-break/></text:p>
        </text:list-item>
      </text:list>
      <text:p text:style-name="Standard">version 3.2.7</text:p>
      <text:list xml:id="list2044483966304874219" text:style-name="L98">
        <text:list-item>
          <text:p text:style-name="P11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345425729533046669" text:style-name="L99">
        <text:list-item>
          <text:p text:style-name="P111">This is a 'cosmetic' release --- there should be NO detectable differences from version 3.2.5 in terms of functionality.</text:p>
        </text:list-item>
        <text:list-item>
          <text:p text:style-name="P111">All python files were brought into compliance with PEP 8 coding standards. <text:s/>Only I care about that.</text:p>
        </text:list-item>
        <text:list-item>
          <text:p text:style-name="P11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1">All this 'cosmetic' work is in preparation for working on PyOTE issues again.<text:line-break/> </text:p>
        </text:list-item>
      </text:list>
      <text:p text:style-name="Standard">version 3.2.5</text:p>
      <text:list xml:id="list5353188684959138272" text:style-name="L100">
        <text:list-item>
          <text:p text:style-name="P11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7709247209816801090" text:style-name="L101">
        <text:list-item>
          <text:p text:style-name="P113">Modified the test for newer version to accommodate the different strings returned by pip 18.1 and pip 19.0+</text:p>
        </text:list-item>
        <text:list-item>
          <text:p text:style-name="P113">Added ability to invoke PyOTE from PyMovie with an externally supplied csv file that is automatically opened.<text:line-break/></text:p>
        </text:list-item>
      </text:list>
      <text:p text:style-name="Standard">version 3.2.3</text:p>
      <text:list xml:id="list7368288453349255868" text:style-name="L102">
        <text:list-item>
          <text:p text:style-name="P11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4">Added support for the PyMovie csv format<text:line-break/></text:p>
        </text:list-item>
      </text:list>
      <text:p text:style-name="Standard">version 3.2.1</text:p>
      <text:list xml:id="list2116868643184182487" text:style-name="L103">
        <text:list-item>
          <text:p text:style-name="P11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819799645413412930" text:style-name="L104">
        <text:list-item>
          <text:p text:style-name="P116">Changed GUI to better align text on min max edit boxes to avoid confusion.<text:line-break/></text:p>
        </text:list-item>
      </text:list>
      <text:p text:style-name="Standard">version 3.1.9</text:p>
      <text:list xml:id="list6549312667181851081" text:style-name="L105">
        <text:list-item>
          <text:p text:style-name="P117">Fixed a bug in the test for a min/max solution search being constrained by a too large min value.<text:line-break/></text:p>
        </text:list-item>
      </text:list>
      <text:p text:style-name="Standard">version 3.1.8</text:p>
      <text:list xml:id="list4429414381680904593" text:style-name="L106">
        <text:list-item>
          <text:p text:style-name="P118">version 3.1.7 was released without an updated version history. <text:s/>Here is what was changed in 3.1.7:<text:line-break/></text:p>
        </text:list-item>
        <text:list-item>
          <text:p text:style-name="P11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text:soft-page-break/>unless you have compelling reasons to do otherwise.<text:line-break/></text:p>
        </text:list-item>
      </text:list>
      <text:p text:style-name="Standard">version 3.1.6:</text:p>
      <text:list xml:id="list5260503985670287451" text:style-name="L107">
        <text:list-item>
          <text:p text:style-name="P119">Values entered in the Manual Timestamp Entry dialog box are now 'sticky', thus making corrections easy to do without requiring re-entry of all data. </text:p>
          <text:p text:style-name="P119"><text:line-break/>Also trapped is the case where a user has entered a custom frame time but failed to click the radio button indicating that it is to be used.<text:line-break/></text:p>
        </text:list-item>
      </text:list>
      <text:p text:style-name="Standard">version 3.1.5:</text:p>
      <text:list xml:id="list6475186845220499754" text:style-name="L108">
        <text:list-item>
          <text:p text:style-name="P12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836612371537014780" text:style-name="L109">
        <text:list-item>
          <text:p text:style-name="P121">Fixed error in new dropped reading detection logic when light curve was processed in field mode.<text:line-break/></text:p>
        </text:list-item>
        <text:list-item>
          <text:p text:style-name="P121">Cleaned up some language in tooltips.<text:line-break/></text:p>
        </text:list-item>
      </text:list>
      <text:p text:style-name="Standard">version 3.1.3:</text:p>
      <text:list xml:id="list3425001740439237888" text:style-name="L110">
        <text:list-item>
          <text:p text:style-name="P12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2">Eliminated the 'entry num' column in the data matrix at the lower left of the GUI. The 'entry num' is unused and a possible source of confusion with the frame or field number for the unwary.<text:line-break/></text:p>
        </text:list-item>
        <text:list-item>
          <text:p text:style-name="P122">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701533141298500097" text:style-name="L111">
        <text:list-item>
          <text:p text:style-name="P12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758653496581961267" text:style-name="L112">
        <text:list-item>
          <text:p text:style-name="P12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82589498031288033" text:style-name="L113">
        <text:list-item>
          <text:p text:style-name="P12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190508240309177171" text:style-name="L114">
        <text:list-item>
          <text:p text:style-name="P12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944776573044715490" text:style-name="L115">
        <text:list-item>
          <text:p text:style-name="P12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322666904459467450" text:style-name="L116">
        <text:list-item>
          <text:p text:style-name="P128">No code changes. <text:s/>This version is the same as 2.1.6 except that it is built on python 3.7. <text:s/>The previous versions used python 3.6. <text:s/>This allows new users to <text:soft-page-break/>install the latest Anaconda3 version (which installs python 3.7) without fiddling with archived Anaconda3 versions.<text:line-break/></text:p>
        </text:list-item>
      </text:list>
      <text:p text:style-name="Standard">version 2.1.6:</text:p>
      <text:list xml:id="list3299496235796290104" text:style-name="L117">
        <text:list-item>
          <text:p text:style-name="P12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23231966046069282" text:style-name="L118">
        <text:list-item>
          <text:p text:style-name="P130">Disable the Accept integration button when user overrides an automatic block analysis with a manual block selection followed by a click on the Block integrate button.<text:line-break/></text:p>
        </text:list-item>
      </text:list>
      <text:p text:style-name="Standard">version 2.1.4:</text:p>
      <text:list xml:id="list8482760511451880134" text:style-name="L119">
        <text:list-item>
          <text:p text:style-name="P131">Corrected a bug that kept manual selection of block integration from being performed after a refusal to accept the automatic block analysis results.<text:line-break/></text:p>
        </text:list-item>
      </text:list>
      <text:p text:style-name="Standard">version 2.1.3:</text:p>
      <text:list xml:id="list1178754697678934203" text:style-name="L120">
        <text:list-item>
          <text:p text:style-name="P13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727422505245351761" text:style-name="L121">
        <text:list-item>
          <text:p text:style-name="P13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188669921999411035" text:style-name="L122">
        <text:list-item>
          <text:p text:style-name="P134">Added progress bar tracking of block integration analysis because it can take an extended amount of time to complete the analysis when the light curve has many points.<text:line-break/></text:p>
        </text:list-item>
      </text:list>
      <text:p text:style-name="Standard">version 2.1.0</text:p>
      <text:list xml:id="list2900316215371948038" text:style-name="L123">
        <text:list-item>
          <text:p text:style-name="P13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6467479390645284903" text:style-name="L124">
        <text:list-item>
          <text:p text:style-name="P136">Made the selection of Tooltip display 'sticky'</text:p>
        </text:list-item>
        <text:list-item>
          <text:p text:style-name="P136">Duration calculation when D and R span midnight now handled correctly</text:p>
        </text:list-item>
      </text:list>
      <text:p text:style-name="Standard"/>
      <text:p text:style-name="Standard">version 2.0.8</text:p>
      <text:list xml:id="list1209159115191035879" text:style-name="L125">
        <text:list-item>
          <text:p text:style-name="P137">toolTips changed to invoke and display in a custom dialog box that can be <text:soft-page-break/>moved and resized to better accommodate legacy displays</text:p>
        </text:list-item>
        <text:list-item>
          <text:p text:style-name="P137">Calc flash timing calculation fixed to properly deal with the non-integer frame numbers that can result from field processed csv files</text:p>
        </text:list-item>
        <text:list-item>
          <text:p text:style-name="P137">Flash timing has been verified to work with integrated light curves</text:p>
        </text:list-item>
        <text:list-item>
          <text:p text:style-name="P13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852950094796678970" text:style-name="L126">
        <text:list-item>
          <text:p text:style-name="P138">Adds a button to calculate the edge position of an LED timing flash.</text:p>
        </text:list-item>
        <text:list-item>
          <text:p text:style-name="P13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8">Adds a checkbox to force manual entry of timestamp info. <text:s/>This is useful when OCR on a VTI timed light curve has catastrophic errors. <text:s/>It is always employed when using LED flash timing.</text:p>
        </text:list-item>
      </text:list>
      <text:list xml:id="list2096676632337424790" text:style-name="L127">
        <text:list-item>
          <text:p text:style-name="P13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848226379054418829" text:style-name="L128">
        <text:list-item>
          <text:p text:style-name="P14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208066902813556783" text:style-name="L129">
        <text:list-item>
          <text:p text:style-name="P141">files generated by pyote now contain PYOTE in the filename.<text:line-break/></text:p>
        </text:list-item>
        <text:list-item>
          <text:p text:style-name="P14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504233215779446725" text:style-name="L130">
        <text:list-item>
          <text:p text:style-name="P14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2789093385878975076" text:style-name="L131">
        <text:list-item>
          <text:p text:style-name="P14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973112261007891511" text:style-name="L132">
        <text:list-item>
          <text:p text:style-name="P14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9177790728342690573" text:style-name="L133">
        <text:list-item>
          <text:p text:style-name="P145">improved handling of D and R region selection so that one cannot enter an invalid configuration --- automatic corrections/changes are applied.<text:line-break/></text:p>
        </text:list-item>
        <text:list-item>
          <text:p text:style-name="P14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064246858082657274" text:style-name="L134">
        <text:list-item>
          <text:p text:style-name="P14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6670330701035207806" text:style-name="L135">
        <text:list-item>
          <text:p text:style-name="P14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896448075952061038" text:style-name="L136">
        <text:list-item>
          <text:p text:style-name="P14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483007479240973829" text:style-name="L137">
        <text:list-item>
          <text:p text:style-name="P14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589138414320618746" text:style-name="L138">
        <text:list-item>
          <text:p text:style-name="P15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7T10:55:11</dc:date>
    <meta:editing-cycles>177</meta:editing-cycles>
    <meta:editing-duration>P1DT1H53M57S</meta:editing-duration>
    <dc:creator>Robert Anderson</dc:creator>
    <meta:document-statistic meta:table-count="0" meta:image-count="3" meta:object-count="0" meta:page-count="25" meta:paragraph-count="370" meta:word-count="9726" meta:character-count="56717"/>
    <meta:template xlink:type="simple" xlink:actuate="onRequest" xlink:title="" xlink:href="Normal"/>
  </office:meta>
</office:document-meta>
</file>